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106cm"/>
    </style:style>
    <style:style style:name="Table1.B" style:family="table-column">
      <style:table-column-properties style:column-width="11.906cm"/>
    </style:style>
    <style:style style:name="Table1.A1" style:family="table-cell">
      <style:table-cell-properties fo:background-color="#00cc33"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00cc33"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c19fb" officeooo:paragraph-rsid="001c19fb"/>
    </style:style>
    <style:style style:name="P2" style:family="paragraph" style:parent-style-name="Standard">
      <style:text-properties style:font-name="Courier 10 Pitch" officeooo:rsid="00195bd8" officeooo:paragraph-rsid="00195bd8"/>
    </style:style>
    <style:style style:name="P3" style:family="paragraph" style:parent-style-name="Standard">
      <style:text-properties fo:color="#800000" style:font-name="Courier 10 Pitch" officeooo:rsid="00195bd8" officeooo:paragraph-rsid="00195bd8"/>
    </style:style>
    <style:style style:name="P4" style:family="paragraph" style:parent-style-name="Standard">
      <style:text-properties fo:color="#800000" style:font-name="Courier 10 Pitch" fo:font-size="16.1000003814697pt" fo:font-weight="bold" officeooo:rsid="00195bd8" officeooo:paragraph-rsid="00195bd8" style:font-name-asian="Droid Sans Fallback" style:font-size-asian="16.1000003814697pt" style:font-weight-asian="bold" style:font-name-complex="Droid Sans Devanagari" style:font-size-complex="16.1000003814697pt" style:font-weight-complex="bold"/>
    </style:style>
    <style:style style:name="P5" style:family="paragraph" style:parent-style-name="Standard" style:list-style-name="L1">
      <style:text-properties style:font-name="Courier 10 Pitch" officeooo:rsid="00195bd8" officeooo:paragraph-rsid="00195bd8"/>
    </style:style>
    <style:style style:name="P6" style:family="paragraph" style:parent-style-name="Standard">
      <style:text-properties style:font-name="Courier 10 Pitch" officeooo:rsid="00195bd8" officeooo:paragraph-rsid="00195bd8"/>
    </style:style>
    <style:style style:name="P7" style:family="paragraph" style:parent-style-name="Standard">
      <style:text-properties style:font-name="Courier 10 Pitch" officeooo:rsid="001f116e" officeooo:paragraph-rsid="001f116e"/>
    </style:style>
    <style:style style:name="P8" style:family="paragraph" style:parent-style-name="Standard" style:list-style-name="L1">
      <style:text-properties style:font-name="Courier 10 Pitch" officeooo:rsid="002069f1" officeooo:paragraph-rsid="002069f1"/>
    </style:style>
    <style:style style:name="P9" style:family="paragraph" style:parent-style-name="Text_20_body">
      <style:text-properties fo:color="#800000" style:font-name="Courier 10 Pitch"/>
    </style:style>
    <style:style style:name="P10" style:family="paragraph" style:parent-style-name="Text_20_body">
      <style:text-properties fo:color="#800000" style:font-name="Courier 10 Pitch" fo:font-size="16.1000003814697pt" fo:font-weight="bold" officeooo:rsid="001d34cc" officeooo:paragraph-rsid="001d34cc" style:font-size-asian="16.1000003814697pt" style:font-weight-asian="bold" style:font-size-complex="16.1000003814697pt" style:font-weight-complex="bold"/>
    </style:style>
    <style:style style:name="P11" style:family="paragraph" style:parent-style-name="Text_20_body" style:list-style-name="L3">
      <style:text-properties fo:color="#000000" style:font-name="Courier 10 Pitch" officeooo:rsid="00195bd8" officeooo:paragraph-rsid="001d34cc"/>
    </style:style>
    <style:style style:name="P12" style:family="paragraph" style:parent-style-name="Heading_20_1">
      <style:text-properties fo:color="#800000" style:font-name="Courier 10 Pitch"/>
    </style:style>
    <style:style style:name="P13" style:family="paragraph" style:parent-style-name="Heading_20_2">
      <style:text-properties fo:color="#800000" style:font-name="Courier 10 Pitch"/>
    </style:style>
    <style:style style:name="P14" style:family="paragraph" style:parent-style-name="Table_20_Contents">
      <style:text-properties style:font-name="Courier 10 Pitch"/>
    </style:style>
    <style:style style:name="P15" style:family="paragraph" style:parent-style-name="Table_20_Contents">
      <style:text-properties style:font-name="Courier 10 Pitch" officeooo:rsid="001f116e" officeooo:paragraph-rsid="001f116e"/>
    </style:style>
    <style:style style:name="P16" style:family="paragraph" style:parent-style-name="Table_20_Contents">
      <style:text-properties style:font-name="Courier 10 Pitch" officeooo:rsid="002069f1" officeooo:paragraph-rsid="002069f1"/>
    </style:style>
    <style:style style:name="P17" style:family="paragraph" style:parent-style-name="Table_20_Contents">
      <style:text-properties style:font-name="Courier 10 Pitch" officeooo:rsid="0020ca82" officeooo:paragraph-rsid="0020ca82"/>
    </style:style>
    <style:style style:name="P18" style:family="paragraph" style:parent-style-name="Table_20_Contents">
      <style:text-properties style:font-name="Courier 10 Pitch" officeooo:rsid="00211289" officeooo:paragraph-rsid="00211289"/>
    </style:style>
    <style:style style:name="T1" style:family="text">
      <style:text-properties officeooo:rsid="001c19fb"/>
    </style:style>
    <style:style style:name="T2" style:family="text">
      <style:text-properties style:font-name-asian="Droid Sans Fallback" style:font-name-complex="Droid Sans Devanagari"/>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assword Manager</text:h>
      <text:p text:style-name="P3"/>
      <text:p text:style-name="P4">Logo</text:p>
      <text:p text:style-name="P4"/>
      <text:h text:style-name="P13" text:outline-level="2"/>
      <text:p text:style-name="P10"><text:span text:style-name="T2">Objectives</text:span></text:p>
      <text:list xml:id="list4069982830653859396" text:style-name="L3">
        <text:list-item>
          <text:p text:style-name="P11"><text:span text:style-name="T3">Practice sql with python</text:span></text:p>
        </text:list-item>
        <text:list-item>
          <text:p text:style-name="P11">Im prove python knowledge</text:p>
        </text:list-item>
        <text:list-item>
          <text:p text:style-name="P11">Learn how to encrypt</text:p>
        </text:list-item>
      </text:list>
      <text:p text:style-name="P9"/>
      <text:h text:style-name="P13" text:outline-level="2">Description</text:h>
      <text:p text:style-name="P2"/>
      <text:p text:style-name="P2">Password manager is software that manages the users password collection by allowing them to create new passwords (either type it in them selves or the software generates 1), they can safely store their passwords in a database using encryption. <text:span text:style-name="T1">Users can add information about accounts for which the password is being used</text:span></text:p>
      <text:p text:style-name="P2"/>
      <text:p text:style-name="P2"/>
      <text:h text:style-name="P13" text:outline-level="2">Use cases</text:h>
      <text:p text:style-name="P2"/>
      <text:list xml:id="list4327048607115791043" text:style-name="L1">
        <text:list-item>
          <text:p text:style-name="P5">Make a password</text:p>
        </text:list-item>
        <text:list-item>
          <text:p text:style-name="P5">Create an association for a password </text:p>
        </text:list-item>
        <text:list-item>
          <text:p text:style-name="P5">Store a password</text:p>
        </text:list-item>
        <text:list-item>
          <text:p text:style-name="P5">encrypt information</text:p>
        </text:list-item>
        <text:list-item>
          <text:p text:style-name="P8">Create an account</text:p>
        </text:list-item>
        <text:list-item>
          <text:p text:style-name="P8">Log in</text:p>
        </text:list-item>
      </text:list>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ext:soft-page-break/>
        <table:table-row>
          <table:table-cell table:style-name="Table1.A1" office:value-type="string">
            <text:p text:style-name="P15">Use Case Name</text:p>
          </table:table-cell>
          <table:table-cell table:style-name="Table1.B1" office:value-type="string">
            <text:p text:style-name="P15">Create a password</text:p>
          </table:table-cell>
        </table:table-row>
        <table:table-row>
          <table:table-cell table:style-name="Table1.A2" office:value-type="string">
            <text:p text:style-name="P15">Use Case Id</text:p>
          </table:table-cell>
          <table:table-cell table:style-name="Table1.B10" office:value-type="string">
            <text:p text:style-name="P15">UC_1</text:p>
          </table:table-cell>
        </table:table-row>
        <table:table-row>
          <table:table-cell table:style-name="Table1.A2" office:value-type="string">
            <text:p text:style-name="P15">Actor</text:p>
          </table:table-cell>
          <table:table-cell table:style-name="Table1.B10" office:value-type="string">
            <text:p text:style-name="P15">User</text:p>
          </table:table-cell>
        </table:table-row>
        <table:table-row>
          <table:table-cell table:style-name="Table1.A2" office:value-type="string">
            <text:p text:style-name="P15">Description</text:p>
          </table:table-cell>
          <table:table-cell table:style-name="Table1.B10" office:value-type="string">
            <text:p text:style-name="P16">A user can enter in a password or have the system create one</text:p>
          </table:table-cell>
        </table:table-row>
        <table:table-row>
          <table:table-cell table:style-name="Table1.A2" office:value-type="string">
            <text:p text:style-name="P15">Objective</text:p>
          </table:table-cell>
          <table:table-cell table:style-name="Table1.B10" office:value-type="string">
            <text:p text:style-name="P16">A password is made so it can be eventually stored </text:p>
          </table:table-cell>
        </table:table-row>
        <table:table-row>
          <table:table-cell table:style-name="Table1.A2" office:value-type="string">
            <text:p text:style-name="P15">Precondition</text:p>
          </table:table-cell>
          <table:table-cell table:style-name="Table1.B10" office:value-type="string">
            <text:p text:style-name="P16">The user must have successfully logged in</text:p>
          </table:table-cell>
        </table:table-row>
        <table:table-row>
          <table:table-cell table:style-name="Table1.A2" office:value-type="string">
            <text:p text:style-name="P15">Postcondition</text:p>
          </table:table-cell>
          <table:table-cell table:style-name="Table1.B10" office:value-type="string">
            <text:p text:style-name="P16">The password can be stored in a database</text:p>
          </table:table-cell>
        </table:table-row>
        <table:table-row>
          <table:table-cell table:style-name="Table1.A2" office:value-type="string">
            <text:p text:style-name="P15">Main scenario</text:p>
          </table:table-cell>
          <table:table-cell table:style-name="Table1.B10" office:value-type="string">
            <text:p text:style-name="P16">1. User: Selects the option to create a new password.</text:p>
            <text:p text:style-name="P16"/>
            <text:p text:style-name="P17">2. System: The displays options to either enter in a password or generate one automatically</text:p>
            <text:p text:style-name="P17"/>
            <text:p text:style-name="P17">3. User: Selects to enter in a password</text:p>
            <text:p text:style-name="P17"/>
            <text:p text:style-name="P17">4. System: Requests the user to enter password, account association(optional), description(optional)</text:p>
            <text:p text:style-name="P17"/>
            <text:p text:style-name="P17">5. User: Enters information required</text:p>
            <text:p text:style-name="P17"/>
            <text:p text:style-name="P17">6. System: Encrypts and stores information </text:p>
          </table:table-cell>
        </table:table-row>
        <table:table-row>
          <table:table-cell table:style-name="Table1.A2" office:value-type="string">
            <text:p text:style-name="P15">Alternate scenarios</text:p>
          </table:table-cell>
          <table:table-cell table:style-name="Table1.B10" office:value-type="string">
            <text:p text:style-name="P18">3.a. User: Selects to have the system generate a password.</text:p>
            <text:p text:style-name="P18"/>
            <text:p text:style-name="P18">4.a. System: Displays options to generate password </text:p>
            <text:p text:style-name="P18"/>
            <text:p text:style-name="P18">5.a. User: Selects what charactors are available for the system to use to generate the password.</text:p>
            <text:p text:style-name="P18"/>
            <text:p text:style-name="P18">6.a. System: Generates password based on user input, Requests other information.</text:p>
            <text:p text:style-name="P18"/>
            <text:p text:style-name="P18">7.a. User: Optionally enters information</text:p>
          </table:table-cell>
        </table:table-row>
        <table:table-row>
          <table:table-cell table:style-name="Table1.A2" office:value-type="string">
            <text:p text:style-name="P15">Business Rules</text:p>
          </table:table-cell>
          <table:table-cell table:style-name="Table1.B10" office:value-type="string">
            <text:p text:style-name="P14"/>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19fb" officeooo:paragraph-rsid="001c19f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lukebluett@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0T21:22:48.822852389</meta:creation-date>
    <dc:date>2015-12-21T14:29:35.314809948</dc:date>
    <meta:editing-duration>PT1H19M15S</meta:editing-duration>
    <meta:editing-cycles>4</meta:editing-cycles>
    <meta:generator>LibreOffice/5.0.2.2$Linux_X86_64 LibreOffice_project/00m0$Build-2</meta:generator>
    <meta:document-statistic meta:table-count="1" meta:image-count="0" meta:object-count="0" meta:page-count="2" meta:paragraph-count="44" meta:word-count="264" meta:character-count="1601" meta:non-whitespace-character-count="1386"/>
  </office:meta>
</office:document-meta>
</file>